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onverterBuffered2Rendered.getConversionPenal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Buffered2Rendered.getSource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Buffered2Rendered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Buffered2Rendered.convert( Image src , Map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